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B8A7A34E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Picture 1" text:anchor-type="as-char" svg:width="17cm" svg:height="12.467cm" draw:z-index="0"><draw:image xlink:href="Pictures/10000001000003B5000002B8A7A34EF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9-50-43_seance</dc:title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1" meta:object-count="0" meta:page-count="2" meta:paragraph-count="1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